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" svg:stroke-width="0.1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objectwithoutfill" style:list-style-name="L1">
      <style:graphic-properties draw:stroke="solid" draw:stroke-dash="Dash_20_1" svg:stroke-width="0.1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objectwithoutfill" style:list-style-name="L1">
      <style:graphic-properties draw:stroke="solid" draw:stroke-dash="Dash_20_1" svg:stroke-width="0.1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1" svg:stroke-width="0.1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objectwithoutfill" style:list-style-name="L1">
      <style:graphic-properties draw:stroke="solid" draw:stroke-dash="Dash_20_1" svg:stroke-width="0.1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objectwithoutfill" style:list-style-name="L1">
      <style:graphic-properties draw:stroke="solid" draw:stroke-dash="Dash_20_1" svg:stroke-width="0.1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1" svg:stroke-width="0.1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objectwithoutfill" style:list-style-name="L1">
      <style:graphic-properties draw:stroke="solid" draw:stroke-dash="Dash_20_1" svg:stroke-width="0.1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1" svg:stroke-width="0.1cm" svg:stroke-color="#000000" draw:marker-start="" draw:marker-start-width="0.2cm" draw:marker-start-center="false" draw:marker-end="" draw:marker-end-width="0.2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objectwithoutfill" style:list-style-name="L1">
      <style:graphic-properties draw:stroke="solid" draw:stroke-dash="Dash_20_1" svg:stroke-width="0.1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15" style:family="graphic" style:parent-style-name="standard">
      <style:graphic-properties svg:stroke-width="0.1cm" svg:stroke-color="#99cc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966cm"/>
    </style:style>
    <style:style style:name="gr18" style:family="graphic" style:parent-style-name="standard">
      <style:graphic-properties draw:marker-start="Arrow" draw:marker-start-width="0.2cm" draw:marker-end="" draw:marker-end-width="0.3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15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5pt" fo:font-weight="normal" style:font-size-asian="16pt" style:font-weight-asian="normal" style:font-size-complex="16pt" style:font-weight-complex="normal"/>
    </style:style>
    <style:style style:name="P6" style:family="paragraph"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P7" style:family="paragraph">
      <style:text-properties style:text-outline="true"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" style:family="text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super 58%"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Times New Roman'" style:font-family-generic="roman" style:font-pitch="variable" fo:font-weight="normal" style:font-size-asian="16pt" style:font-weight-asian="normal" style:font-size-complex="16pt" style:font-weight-complex="normal"/>
    </style:style>
    <style:style style:name="T5" style:family="text">
      <style:text-properties style:text-position="0% 100%"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0% 100%"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text-position="sub 58%"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text-outline="true"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9" style:family="text">
      <style:text-properties style:text-outline="true" style:text-position="super 58%"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style:text-outline="true" style:text-position="0% 100%"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g>
            <draw:line draw:style-name="gr1" draw:text-style-name="P1" draw:layer="layout" svg:x1="0.882cm" svg:y1="3.903cm" svg:x2="0.905cm" svg:y2="6.333cm">
              <text:p/>
            </draw:line>
            <draw:path draw:style-name="gr2" draw:text-style-name="P1" draw:layer="layout" svg:width="0.719cm" svg:height="0.681cm" draw:transform="rotate (3.08347318949838) translate (1.5874728550277cm 6.99119775083007cm)" svg:viewBox="0 0 720 682" svg:d="m0 0c738 0 720 682 720 682">
              <text:p/>
            </draw:path>
            <draw:path draw:style-name="gr3" draw:text-style-name="P1" draw:layer="layout" svg:width="0.736cm" svg:height="0.681cm" draw:transform="skewX (-0.00139626340159546) rotate (0.0191986217719376) translate (0.131579824675151cm 3.23156246701197cm)" svg:viewBox="0 0 737 682" svg:d="m0 0c756 0 737 682 737 682">
              <text:p/>
            </draw:path>
            <draw:line draw:style-name="gr4" draw:text-style-name="P1" draw:layer="layout" svg:x1="1.588cm" svg:y1="6.993cm" svg:x2="2.748cm" svg:y2="6.989cm">
              <text:p/>
            </draw:line>
            <draw:path draw:style-name="gr5" draw:text-style-name="P1" draw:layer="layout" svg:width="0.472cm" svg:height="0.566cm" draw:transform="skewX (0.0413643032722656) rotate (-1.46084058391925) translate (3.24322379583365cm 6.47907999323976cm)" svg:viewBox="0 0 473 567" svg:d="m0 0c485 1 473 567 473 567">
              <text:p/>
            </draw:path>
            <draw:path draw:style-name="gr6" draw:text-style-name="P1" draw:layer="layout" svg:width="0.515cm" svg:height="0.517cm" draw:transform="skewX (0.0546288055874225) rotate (-3.1073842002507) translate (3.81164948189717cm 6.98472201301207cm)" svg:viewBox="0 0 516 518" svg:d="m0 0c529 0 516 518 516 518">
              <text:p/>
            </draw:path>
            <draw:line draw:style-name="gr7" draw:text-style-name="P1" draw:layer="layout" svg:x1="3.802cm" svg:y1="6.985cm" svg:x2="6.347cm" svg:y2="6.97cm">
              <text:p/>
            </draw:line>
            <draw:path draw:style-name="gr8" draw:text-style-name="P1" draw:layer="layout" svg:width="0.719cm" svg:height="0.681cm" draw:transform="rotate (0.0195476876223365) translate (6.33468800752665cm 6.97293237236049cm)" svg:viewBox="0 0 720 682" svg:d="m0 0c738 0 720 682 720 682">
              <text:p/>
            </draw:path>
            <draw:line draw:style-name="gr9" draw:text-style-name="P1" draw:layer="layout" svg:x1="7.068cm" svg:y1="7.577cm" svg:x2="7.103cm" svg:y2="10.011cm">
              <text:p/>
            </draw:line>
            <draw:path draw:style-name="gr10" draw:text-style-name="P1" draw:layer="layout" svg:width="0.736cm" svg:height="0.681cm" draw:transform="skewX (-0.00139626340159546) rotate (3.13635666583381) translate (7.84213985770741cm 10.6620292058818cm)" svg:viewBox="0 0 737 682" svg:d="m0 0c756 0 737 682 737 682">
              <text:p/>
            </draw:path>
          </draw:g>
          <draw:g>
            <draw:line draw:style-name="gr11" draw:text-style-name="P2" draw:layer="layout" svg:x1="14.762cm" svg:y1="3.856cm" svg:x2="14.755cm" svg:y2="6.286cm">
              <text:p/>
            </draw:line>
            <draw:path draw:style-name="gr12" draw:text-style-name="P2" draw:layer="layout" svg:width="0.719cm" svg:height="0.681cm" draw:transform="rotate (-3.07596827371481) translate (14.7966009248593cm 6.90135695731752cm)" svg:viewBox="0 0 720 682" svg:d="m720 0c-738 0-720 682-720 682">
              <text:p/>
            </draw:path>
            <draw:path draw:style-name="gr12" draw:text-style-name="P2" draw:layer="layout" svg:width="0.737cm" svg:height="0.681cm" draw:transform="rotate (-0.0125663706143595) translate (14.7693696190595cm 3.16961617368288cm)" svg:viewBox="0 0 738 682" svg:d="m738 0c-756 0-738 682-738 682">
              <text:p/>
            </draw:path>
            <draw:line draw:style-name="gr11" draw:text-style-name="P2" draw:layer="layout" svg:x1="14.077cm" svg:y1="6.95cm" svg:x2="12.917cm" svg:y2="6.954cm">
              <text:p/>
            </draw:line>
            <draw:path draw:style-name="gr12" draw:text-style-name="P2" draw:layer="layout" svg:width="0.473cm" svg:height="0.566cm" draw:transform="skewX (-0.0413643032722656) rotate (1.46817096677763) translate (12.369953167736cm 6.91916769379667cm)" svg:viewBox="0 0 474 567" svg:d="m474 0c-486 1-474 567-474 567">
              <text:p/>
            </draw:path>
            <draw:path draw:style-name="gr12" draw:text-style-name="P2" draw:layer="layout" svg:width="0.517cm" svg:height="0.517cm" draw:transform="skewX (-0.0556760031386191) rotate (3.11541271480988) translate (12.3709412404368cm 6.97119798256744cm)" svg:viewBox="0 0 518 518" svg:d="m518 0c-529-1-518 518-518 518">
              <text:p/>
            </draw:path>
            <draw:line draw:style-name="gr11" draw:text-style-name="P2" draw:layer="layout" svg:x1="11.863cm" svg:y1="6.958cm" svg:x2="9.318cm" svg:y2="6.961cm">
              <text:p/>
            </draw:line>
            <draw:path draw:style-name="gr12" draw:text-style-name="P2" draw:layer="layout" svg:width="0.719cm" svg:height="0.681cm" draw:transform="rotate (-0.0129154364647584) translate (8.61078853830398cm 6.95417856862646cm)" svg:viewBox="0 0 720 682" svg:d="m720 0c-738 0-720 682-720 682">
              <text:p/>
            </draw:path>
            <draw:line draw:style-name="gr11" draw:text-style-name="P2" draw:layer="layout" svg:x1="8.602cm" svg:y1="7.572cm" svg:x2="8.583cm" svg:y2="10.006cm">
              <text:p/>
            </draw:line>
            <draw:path draw:style-name="gr12" draw:text-style-name="P2" draw:layer="layout" svg:width="0.736cm" svg:height="0.681cm" draw:transform="skewX (0.00139626340159547) rotate (-3.12989894760143) translate (8.5858119365442cm 10.6543877464217cm)" svg:viewBox="0 0 737 682" svg:d="m737 0c-756 0-737 682-737 682">
              <text:p/>
            </draw:path>
          </draw:g>
          <draw:line draw:style-name="gr13" draw:text-style-name="P2" draw:layer="layout" svg:x1="0.135cm" svg:y1="3.237cm" svg:x2="0.097cm" svg:y2="11.6cm">
            <text:p/>
          </draw:line>
          <draw:line draw:style-name="gr13" draw:text-style-name="P2" draw:layer="layout" svg:x1="0.097cm" svg:y1="11.608cm" svg:x2="15.448cm" svg:y2="11.539cm">
            <text:p/>
          </draw:line>
          <draw:line draw:style-name="gr13" draw:text-style-name="P2" draw:layer="layout" svg:x1="15.487cm" svg:y1="3.169cm" svg:x2="15.449cm" svg:y2="11.532cm">
            <text:p/>
          </draw:line>
          <draw:line draw:style-name="gr13" draw:text-style-name="P2" draw:layer="layout" svg:x1="0.128cm" svg:y1="3.625cm" svg:x2="0.531cm" svg:y2="3.355cm">
            <text:p/>
          </draw:line>
          <draw:line draw:style-name="gr13" draw:text-style-name="P2" draw:layer="layout" svg:x1="0.145cm" svg:y1="4.016cm" svg:x2="0.757cm" svg:y2="3.594cm">
            <text:p/>
          </draw:line>
          <draw:line draw:style-name="gr13" draw:text-style-name="P2" draw:layer="layout" svg:x1="0.161cm" svg:y1="4.448cm" svg:x2="0.862cm" svg:y2="3.981cm">
            <text:p/>
          </draw:line>
          <draw:line draw:style-name="gr13" draw:text-style-name="P2" draw:layer="layout" svg:x1="0.163cm" svg:y1="4.897cm" svg:x2="0.864cm" svg:y2="4.385cm">
            <text:p/>
          </draw:line>
          <draw:line draw:style-name="gr13" draw:text-style-name="P2" draw:layer="layout" svg:x1="0.135cm" svg:y1="5.376cm" svg:x2="0.866cm" svg:y2="4.893cm">
            <text:p/>
          </draw:line>
          <draw:line draw:style-name="gr13" draw:text-style-name="P2" draw:layer="layout" svg:x1="0.124cm" svg:y1="5.911cm" svg:x2="0.855cm" svg:y2="5.428cm">
            <text:p/>
          </draw:line>
          <draw:line draw:style-name="gr13" draw:text-style-name="P2" draw:layer="layout" svg:x1="0.127cm" svg:y1="6.473cm" svg:x2="0.858cm" svg:y2="5.99cm">
            <text:p/>
          </draw:line>
          <draw:line draw:style-name="gr13" draw:text-style-name="P2" draw:layer="layout" svg:x1="0.116cm" svg:y1="7.007cm" svg:x2="0.847cm" svg:y2="6.524cm">
            <text:p/>
          </draw:line>
          <draw:line draw:style-name="gr13" draw:text-style-name="P2" draw:layer="layout" svg:x1="0.16cm" svg:y1="7.528cm" svg:x2="1.136cm" svg:y2="6.881cm">
            <text:p/>
          </draw:line>
          <draw:line draw:style-name="gr13" draw:text-style-name="P2" draw:layer="layout" svg:x1="0.134cm" svg:y1="8.063cm" svg:x2="1.726cm" svg:y2="7.03cm">
            <text:p/>
          </draw:line>
          <draw:line draw:style-name="gr13" draw:text-style-name="P2" draw:layer="layout" svg:x1="0.122cm" svg:y1="8.585cm" svg:x2="2.48cm" svg:y2="6.973cm">
            <text:p/>
          </draw:line>
          <draw:line draw:style-name="gr13" draw:text-style-name="P2" draw:layer="layout" svg:x1="0.111cm" svg:y1="9.146cm" svg:x2="3.398cm" svg:y2="6.818cm">
            <text:p/>
          </draw:line>
          <draw:line draw:style-name="gr13" draw:text-style-name="P2" draw:layer="layout" svg:x1="0.113cm" svg:y1="9.776cm" svg:x2="3.919cm" svg:y2="7.009cm">
            <text:p/>
          </draw:line>
          <draw:line draw:style-name="gr13" draw:text-style-name="P2" draw:layer="layout" svg:x1="0.111cm" svg:y1="10.323cm" svg:x2="4.577cm" svg:y2="7.006cm">
            <text:p/>
          </draw:line>
          <draw:line draw:style-name="gr13" draw:text-style-name="P2" draw:layer="layout" svg:x1="0.109cm" svg:y1="10.85cm" svg:x2="5.305cm" svg:y2="6.977cm">
            <text:p/>
          </draw:line>
          <draw:line draw:style-name="gr13" draw:text-style-name="P2" draw:layer="layout" svg:x1="0.102cm" svg:y1="11.336cm" svg:x2="5.975cm" svg:y2="7.001cm">
            <text:p/>
          </draw:line>
          <draw:line draw:style-name="gr13" draw:text-style-name="P2" draw:layer="layout" svg:x1="0.532cm" svg:y1="11.601cm" svg:x2="6.688cm" svg:y2="7.054cm">
            <text:p/>
          </draw:line>
          <draw:line draw:style-name="gr13" draw:text-style-name="P2" draw:layer="layout" svg:x1="1.217cm" svg:y1="11.593cm" svg:x2="7.032cm" svg:y2="7.341cm">
            <text:p/>
          </draw:line>
          <draw:line draw:style-name="gr13" draw:text-style-name="P2" draw:layer="layout" svg:x1="1.958cm" svg:y1="11.597cm" svg:x2="7.061cm" svg:y2="7.821cm">
            <text:p/>
          </draw:line>
          <draw:line draw:style-name="gr13" draw:text-style-name="P2" draw:layer="layout" svg:x1="2.708cm" svg:y1="11.592cm" svg:x2="7.077cm" svg:y2="8.369cm">
            <text:p/>
          </draw:line>
          <draw:line draw:style-name="gr13" draw:text-style-name="P2" draw:layer="layout" svg:x1="3.372cm" svg:y1="11.592cm" svg:x2="7.078cm" svg:y2="8.863cm">
            <text:p/>
          </draw:line>
          <draw:line draw:style-name="gr13" draw:text-style-name="P2" draw:layer="layout" svg:x1="4.005cm" svg:y1="11.593cm" svg:x2="7.08cm" svg:y2="9.37cm">
            <text:p/>
          </draw:line>
          <draw:line draw:style-name="gr13" draw:text-style-name="P2" draw:layer="layout" svg:x1="4.785cm" svg:y1="11.588cm" svg:x2="7.109cm" svg:y2="9.917cm">
            <text:p/>
          </draw:line>
          <draw:line draw:style-name="gr13" draw:text-style-name="P2" draw:layer="layout" svg:x1="5.47cm" svg:y1="11.587cm" svg:x2="7.221cm" svg:y2="10.356cm">
            <text:p/>
          </draw:line>
          <draw:line draw:style-name="gr13" draw:text-style-name="P2" draw:layer="layout" svg:x1="6.251cm" svg:y1="11.58cm" svg:x2="7.565cm" svg:y2="10.615cm">
            <text:p/>
          </draw:line>
          <draw:line draw:style-name="gr13" draw:text-style-name="P2" draw:layer="layout" svg:x1="8.665cm" svg:y1="7.574cm" svg:x2="9.526cm" svg:y2="6.948cm">
            <text:p/>
          </draw:line>
          <draw:line draw:style-name="gr13" draw:text-style-name="P2" draw:layer="layout" svg:x1="8.668cm" svg:y1="8.055cm" svg:x2="10.102cm" svg:y2="7.015cm">
            <text:p/>
          </draw:line>
          <draw:line draw:style-name="gr13" draw:text-style-name="P2" draw:layer="layout" svg:x1="8.67cm" svg:y1="8.549cm" svg:x2="10.787cm" svg:y2="6.985cm">
            <text:p/>
          </draw:line>
          <draw:line draw:style-name="gr13" draw:text-style-name="P2" draw:layer="layout" svg:x1="8.645cm" svg:y1="9.102cm" svg:x2="11.518cm" svg:y2="6.968cm">
            <text:p/>
          </draw:line>
          <draw:line draw:style-name="gr13" draw:text-style-name="P2" draw:layer="layout" svg:x1="8.619cm" svg:y1="9.681cm" svg:x2="12.523cm" svg:y2="6.8cm">
            <text:p/>
          </draw:line>
          <draw:line draw:style-name="gr13" draw:text-style-name="P2" draw:layer="layout" svg:x1="6.931cm" svg:y1="11.573cm" svg:x2="13.047cm" svg:y2="6.949cm">
            <text:p/>
          </draw:line>
          <draw:line draw:style-name="gr13" draw:text-style-name="P2" draw:layer="layout" svg:x1="7.705cm" svg:y1="11.57cm" svg:x2="13.832cm" svg:y2="6.933cm">
            <text:p/>
          </draw:line>
          <draw:line draw:style-name="gr13" draw:text-style-name="P2" draw:layer="layout" svg:x1="8.375cm" svg:y1="11.568cm" svg:x2="15.476cm" svg:y2="6.157cm">
            <text:p/>
          </draw:line>
          <draw:line draw:style-name="gr13" draw:text-style-name="P2" draw:layer="layout" svg:x1="9.171cm" svg:y1="11.561cm" svg:x2="15.474cm" svg:y2="6.749cm">
            <text:p/>
          </draw:line>
          <draw:line draw:style-name="gr13" draw:text-style-name="P2" draw:layer="layout" svg:x1="9.873cm" svg:y1="11.559cm" svg:x2="15.473cm" svg:y2="7.326cm">
            <text:p/>
          </draw:line>
          <draw:line draw:style-name="gr13" draw:text-style-name="P2" draw:layer="layout" svg:x1="10.596cm" svg:y1="11.548cm" svg:x2="15.462cm" svg:y2="7.877cm">
            <text:p/>
          </draw:line>
          <draw:line draw:style-name="gr13" draw:text-style-name="P2" draw:layer="layout" svg:x1="11.359cm" svg:y1="11.553cm" svg:x2="15.464cm" svg:y2="8.456cm">
            <text:p/>
          </draw:line>
          <draw:line draw:style-name="gr13" draw:text-style-name="P2" draw:layer="layout" svg:x1="12.065cm" svg:y1="11.551cm" svg:x2="15.452cm" svg:y2="8.98cm">
            <text:p/>
          </draw:line>
          <draw:line draw:style-name="gr13" draw:text-style-name="P2" draw:layer="layout" svg:x1="12.792cm" svg:y1="11.548cm" svg:x2="15.454cm" svg:y2="9.517cm">
            <text:p/>
          </draw:line>
          <draw:line draw:style-name="gr13" draw:text-style-name="P2" draw:layer="layout" svg:x1="13.47cm" svg:y1="11.542cm" svg:x2="15.456cm" svg:y2="10.013cm">
            <text:p/>
          </draw:line>
          <draw:line draw:style-name="gr13" draw:text-style-name="P2" draw:layer="layout" svg:x1="14.111cm" svg:y1="11.535cm" svg:x2="15.457cm" svg:y2="10.496cm">
            <text:p/>
          </draw:line>
          <draw:line draw:style-name="gr13" draw:text-style-name="P2" draw:layer="layout" svg:x1="14.746cm" svg:y1="11.534cm" svg:x2="15.432cm" svg:y2="11.019cm">
            <text:p/>
          </draw:line>
          <draw:line draw:style-name="gr13" draw:text-style-name="P2" draw:layer="layout" svg:x1="14.81cm" svg:y1="6.037cm" svg:x2="15.478cm" svg:y2="5.541cm">
            <text:p/>
          </draw:line>
          <draw:line draw:style-name="gr13" draw:text-style-name="P2" draw:layer="layout" svg:x1="14.808cm" svg:y1="5.514cm" svg:x2="15.476cm" svg:y2="5.019cm">
            <text:p/>
          </draw:line>
          <draw:line draw:style-name="gr13" draw:text-style-name="P2" draw:layer="layout" svg:x1="14.806cm" svg:y1="5.033cm" svg:x2="15.478cm" svg:y2="4.54cm">
            <text:p/>
          </draw:line>
          <draw:line draw:style-name="gr13" draw:text-style-name="P2" draw:layer="layout" svg:x1="14.777cm" svg:y1="4.552cm" svg:x2="15.477cm" svg:y2="4.042cm">
            <text:p/>
          </draw:line>
          <draw:line draw:style-name="gr13" draw:text-style-name="P2" draw:layer="layout" svg:x1="14.803cm" svg:y1="4.07cm" svg:x2="15.483cm" svg:y2="3.557cm">
            <text:p/>
          </draw:line>
          <draw:line draw:style-name="gr13" draw:text-style-name="P2" draw:layer="layout" svg:x1="14.802cm" svg:y1="3.686cm" svg:x2="15.46cm" svg:y2="3.197cm">
            <text:p/>
          </draw:line>
          <draw:line draw:style-name="gr14" draw:text-style-name="P2" draw:layer="layout" svg:x1="0.946cm" svg:y1="1.289cm" svg:x2="14.687cm" svg:y2="1.327cm">
            <text:p/>
          </draw:line>
          <draw:line draw:style-name="gr15" draw:text-style-name="P2" draw:layer="layout" svg:x1="0.95cm" svg:y1="4.226cm" svg:x2="14.704cm" svg:y2="4.199cm">
            <text:p/>
          </draw:line>
          <draw:line draw:style-name="gr16" draw:text-style-name="P2" draw:layer="layout" svg:x1="0.906cm" svg:y1="1.18cm" svg:x2="0.898cm" svg:y2="3.553cm">
            <text:p/>
          </draw:line>
          <draw:line draw:style-name="gr16" draw:text-style-name="P2" draw:layer="layout" svg:x1="14.723cm" svg:y1="1.133cm" svg:x2="14.715cm" svg:y2="3.506cm">
            <text:p/>
          </draw:line>
          <draw:frame draw:style-name="gr17" draw:text-style-name="P3" draw:layer="layout" svg:width="1.728cm" svg:height="1.381cm" draw:transform="rotate (0.00349065850398866) translate (6.182cm 0.006cm)">
            <draw:text-box>
              <text:p><text:span text:style-name="T1">L</text:span><text:span text:style-name="T2">t</text:span></text:p>
            </draw:text-box>
          </draw:frame>
          <draw:line draw:style-name="gr16" draw:text-style-name="P2" draw:layer="layout" svg:x1="3.296cm" svg:y1="2.126cm" svg:x2="3.285cm" svg:y2="6.664cm">
            <text:p/>
          </draw:line>
          <draw:line draw:style-name="gr16" draw:text-style-name="P2" draw:layer="layout" svg:x1="12.424cm" svg:y1="2.114cm" svg:x2="12.412cm" svg:y2="6.693cm">
            <text:p/>
          </draw:line>
          <draw:line draw:style-name="gr14" draw:text-style-name="P2" draw:layer="layout" svg:x1="12.391cm" svg:y1="2.403cm" svg:x2="3.288cm" svg:y2="2.381cm">
            <text:p/>
          </draw:line>
          <draw:frame draw:style-name="gr17" draw:text-style-name="P3" draw:layer="layout" svg:width="1.728cm" svg:height="1.216cm" draw:transform="rotate (0.00349065850398866) translate (7.581cm 1.396cm)">
            <draw:text-box>
              <text:p><text:span text:style-name="T1">L</text:span></text:p>
            </draw:text-box>
          </draw:frame>
          <draw:line draw:style-name="gr16" draw:text-style-name="P2" draw:layer="layout" svg:x1="6.764cm" svg:y1="3.55cm" svg:x2="6.756cm" svg:y2="7.042cm">
            <text:p/>
          </draw:line>
          <draw:line draw:style-name="gr16" draw:text-style-name="P2" draw:layer="layout" svg:x1="8.835cm" svg:y1="3.562cm" svg:x2="8.827cm" svg:y2="7.054cm">
            <text:p/>
          </draw:line>
          <draw:line draw:style-name="gr14" draw:text-style-name="P2" draw:layer="layout" svg:x1="8.848cm" svg:y1="3.758cm" svg:x2="6.781cm" svg:y2="3.761cm">
            <text:p/>
          </draw:line>
          <draw:frame draw:style-name="gr17" draw:text-style-name="P3" draw:layer="layout" svg:width="1.728cm" svg:height="1.381cm" draw:transform="rotate (0.00349065850398866) translate (7.073cm 2.423cm)">
            <draw:text-box>
              <text:p><text:span text:style-name="T1">L</text:span><text:span text:style-name="T2">m</text:span></text:p>
            </draw:text-box>
          </draw:frame>
          <draw:line draw:style-name="gr14" draw:text-style-name="P2" draw:layer="layout" svg:x1="6.715cm" svg:y1="3.757cm" svg:x2="3.336cm" svg:y2="3.734cm">
            <text:p/>
          </draw:line>
          <draw:frame draw:style-name="gr17" draw:text-style-name="P3" draw:layer="layout" svg:width="1.728cm" svg:height="1.409cm" draw:transform="rotate (0.00349065850398866) translate (4.283cm 2.413cm)">
            <draw:text-box>
              <text:p><text:span text:style-name="T1">L</text:span><text:span text:style-name="T3">'</text:span><text:span text:style-name="T2">M</text:span></text:p>
            </draw:text-box>
          </draw:frame>
          <draw:frame draw:style-name="gr17" draw:text-style-name="P3" draw:layer="layout" svg:width="2.141cm" svg:height="1.409cm" draw:transform="rotate (0.00349065850398866) translate (9.903cm 2.395cm)">
            <draw:text-box>
              <text:p><text:span text:style-name="T1">L</text:span><text:span text:style-name="T3">''</text:span><text:span text:style-name="T2">M</text:span></text:p>
            </draw:text-box>
          </draw:frame>
          <draw:line draw:style-name="gr14" draw:text-style-name="P2" draw:layer="layout" svg:x1="8.87cm" svg:y1="3.759cm" svg:x2="12.376cm" svg:y2="3.736cm">
            <text:p/>
          </draw:line>
          <draw:frame draw:style-name="gr17" draw:text-style-name="P5" draw:layer="layout" svg:width="3.036cm" svg:height="2.054cm" draw:transform="rotate (0.00349065850398866) translate (0.605cm 4.459cm)">
            <draw:text-box>
              <text:p text:style-name="P4"><text:span text:style-name="T4">In-channel storage area</text:span></text:p>
            </draw:text-box>
          </draw:frame>
          <draw:line draw:style-name="gr16" draw:text-style-name="P2" draw:layer="layout" svg:x1="7.843cm" svg:y1="10.709cm" svg:x2="10.37cm" svg:y2="10.695cm">
            <text:p/>
          </draw:line>
          <draw:line draw:style-name="gr18" draw:text-style-name="P2" draw:layer="layout" svg:x1="9.796cm" svg:y1="10.676cm" svg:x2="9.812cm" svg:y2="9.589cm">
            <text:p/>
          </draw:line>
          <draw:line draw:style-name="gr13" draw:text-style-name="P2" draw:layer="layout" svg:x1="9.587cm" svg:y1="9.59cm" svg:x2="10.776cm" svg:y2="9.586cm">
            <text:p/>
          </draw:line>
          <draw:frame draw:style-name="gr17" draw:text-style-name="P3" draw:layer="layout" svg:width="1.424cm" svg:height="1.381cm" draw:transform="rotate (0.00349065850398866) translate (9.84cm 8.301cm)">
            <draw:text-box>
              <text:p><text:span text:style-name="T5">Z</text:span><text:span text:style-name="T2">0</text:span></text:p>
            </draw:text-box>
          </draw:frame>
          <draw:frame draw:style-name="gr17" draw:text-style-name="P6" draw:layer="layout" svg:width="1.728cm" svg:height="1.216cm" draw:transform="rotate (0.00349065850398866) translate (7.057cm 9.603cm)">
            <draw:text-box>
              <text:p><text:span text:style-name="T6">K</text:span><text:span text:style-name="T7">m</text:span></text:p>
            </draw:text-box>
          </draw:frame>
          <draw:frame draw:style-name="gr17" draw:text-style-name="P7" draw:layer="layout" svg:width="1.075cm" svg:height="1.216cm" draw:transform="rotate (0.00349065850398866) translate (6.573cm 6.015cm)">
            <draw:text-box>
              <text:p><text:span text:style-name="T8">A</text:span></text:p>
            </draw:text-box>
          </draw:frame>
          <draw:frame draw:style-name="gr17" draw:text-style-name="P7" draw:layer="layout" svg:width="1.299cm" svg:height="1.216cm" draw:transform="rotate (0.00349065850398866) translate (8.707cm 5.967cm)">
            <draw:text-box>
              <text:p><text:span text:style-name="T8">A</text:span><text:span text:style-name="T9">'</text:span></text:p>
            </draw:text-box>
          </draw:frame>
          <draw:frame draw:style-name="gr17" draw:text-style-name="P7" draw:layer="layout" svg:width="1.075cm" svg:height="1.216cm" draw:transform="rotate (0.00349065850398866) translate (3.29cm 5.699cm)">
            <draw:text-box>
              <text:p><text:span text:style-name="T8">B</text:span></text:p>
            </draw:text-box>
          </draw:frame>
          <draw:frame draw:style-name="gr17" draw:text-style-name="P7" draw:layer="layout" svg:width="1.299cm" svg:height="1.216cm" draw:transform="rotate (0.00349065850398866) translate (11.372cm 5.629cm)">
            <draw:text-box>
              <text:p><text:span text:style-name="T10">B</text:span><text:span text:style-name="T9">'</text:span></text:p>
            </draw:text-box>
          </draw:frame>
          <draw:frame draw:style-name="gr17" draw:text-style-name="P6" draw:layer="layout" svg:width="1.096cm" svg:height="1.216cm" draw:transform="rotate (0.00349065850398866) translate (7.345cm 4.209cm)">
            <draw:text-box>
              <text:p><text:span text:style-name="T6">S</text:span><text:span text:style-name="T7">m</text:span></text:p>
            </draw:text-box>
          </draw:frame>
          <draw:frame draw:style-name="gr17" draw:text-style-name="P6" draw:layer="layout" svg:width="1.239cm" svg:height="1.216cm" draw:transform="rotate (0.00349065850398866) translate (4.354cm 5.041cm)">
            <draw:text-box>
              <text:p><text:span text:style-name="T6">Q</text:span><text:span text:style-name="T7">M</text:span></text:p>
            </draw:text-box>
          </draw:frame>
          <draw:frame draw:style-name="gr17" draw:text-style-name="P6" draw:layer="layout" svg:width="1.321cm" svg:height="1.216cm" draw:transform="rotate (0.00349065850398866) translate (4.371cm 4.239cm)">
            <draw:text-box>
              <text:p><text:span text:style-name="T6">S'</text:span><text:span text:style-name="T7">M</text:span></text:p>
            </draw:text-box>
          </draw:frame>
          <draw:frame draw:style-name="gr17" draw:text-style-name="P6" draw:layer="layout" svg:width="1.728cm" svg:height="1.216cm" draw:transform="rotate (0.00349065850398866) translate (4.417cm 5.941cm)">
            <draw:text-box>
              <text:p><text:span text:style-name="T6">K</text:span><text:span text:style-name="T7">M</text:span></text:p>
            </draw:text-box>
          </draw:frame>
          <draw:frame draw:style-name="gr17" draw:text-style-name="P6" draw:layer="layout" svg:width="1.321cm" svg:height="1.216cm" draw:transform="rotate (0.00349065850398866) translate (9.889cm 4.2cm)">
            <draw:text-box>
              <text:p><text:span text:style-name="T6">S''</text:span><text:span text:style-name="T7">M</text:span></text:p>
            </draw:text-box>
          </draw:frame>
          <draw:line draw:style-name="gr18" draw:text-style-name="P2" draw:layer="layout" svg:x1="13.321cm" svg:y1="4.143cm" svg:x2="13.337cm" svg:y2="3.056cm">
            <text:p/>
          </draw:line>
          <draw:line draw:style-name="gr13" draw:text-style-name="P2" draw:layer="layout" svg:x1="13.112cm" svg:y1="3.056cm" svg:x2="14.301cm" svg:y2="3.052cm">
            <text:p/>
          </draw:line>
          <draw:frame draw:style-name="gr17" draw:text-style-name="P3" draw:layer="layout" svg:width="1.424cm" svg:height="1.216cm" draw:transform="rotate (0.00349065850398866) translate (13.368cm 2.077cm)">
            <draw:text-box>
              <text:p><text:span text:style-name="T5">Z</text:span></text:p>
            </draw:text-box>
          </draw:frame>
          <draw:frame draw:style-name="gr17" draw:text-style-name="P5" draw:layer="layout" svg:width="3.036cm" svg:height="2.054cm" draw:transform="rotate (0.00349065850398866) translate (12.004cm 4.459cm)">
            <draw:text-box>
              <text:p text:style-name="P4"><text:span text:style-name="T4">In-channel storage area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cm" fo:page-height="1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07T19:13:04.84</meta:creation-date>
    <dc:date>2012-10-15T17:38:10.85</dc:date>
    <meta:editing-duration>PT01H12M04S</meta:editing-duration>
    <meta:editing-cycles>10</meta:editing-cycles>
    <meta:generator>LibreOffice/3.4$Win32 LibreOffice_project/340m1$Build-402</meta:generator>
    <meta:document-statistic meta:object-count="110"/>
  </office:meta>
</office:document-meta>
</file>